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19_14-57-16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19_17-46-46_000.jpg</text:p>
          </table:table-cell>
          <table:table-cell table:style-name="ce22" office:value-type="string">
            <text:p>:m RES 1*1 / free# JVEMV6 44#13.51.1_3 / 44. currency / 13. TASKS / 51. observe / 1. specific-selections:prev 4 bars ==&gt; all up-down / pair=A*J,period=M5,time=2020.09.17,trade=BUY,pattern=prev-4-up / new-pattern+:B1-C2-G1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3]=&quot;&quot;;[.C3];CONCATENATE([.C3];&quot; / &quot;;[.E3]))" office:value-type="string" office:string-value=":m RES 1*1 / free# JVEMV6 44#13.51.1_3 / 44. currency / 13. TASKS / 51. observe / 1. specific-selections:prev 4 bars ==&gt; all up-down / pair=A*J,period=M5,time=2020.09.17,trade=BUY,pattern=prev-4-up / new-pattern+:B1-C2-G1">
            <text:p>:m RES 1*1 / free# JVEMV6 44#13.51.1_3 / 44. currency / 13. TASKS / 51. observe / 1. specific-selections:prev 4 bars ==&gt; all up-down / pair=A*J,period=M5,time=2020.09.17,trade=BUY,pattern=prev-4-up / new-pattern+:B1-C2-G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19_21-04-43_000.jpg</text:p>
          </table:table-cell>
          <table:table-cell table:style-name="ce22" office:value-type="string">
            <text:p>:m 食べた物</text:p>
          </table:table-cell>
          <table:table-cell table:style-name="ce34"/>
          <table:table-cell table:style-name="ce4"/>
          <table:table-cell table:style-name="ce4" office:value-type="string">
            <text:p>N-35-35-28.408813 E-139-34-49.160156</text:p>
          </table:table-cell>
          <table:table-cell table:style-name="ce35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9_21-53-57_000.jpg</text:p>
          </table:table-cell>
          <table:table-cell table:style-name="ce22" office:value-type="string">
            <text:p>:PHOTO 記録 / 経過記録；作ったもの / food=草を煎じたもの / material=ツユクサ；base=水,time=1019-2153</text:p>
          </table:table-cell>
          <table:table-cell table:style-name="ce17"/>
          <table:table-cell table:style-name="ce4"/>
          <table:table-cell table:style-name="ce4" office:value-type="string">
            <text:p>N-35-35-28.463745 E-139-34-49.160156</text:p>
          </table:table-cell>
          <table:table-cell table:style-name="ce35" table:formula="of:=IF([.E5]=&quot;&quot;;[.C5];CONCATENATE([.C5];&quot; / &quot;;[.E5]))" office:value-type="string" office:string-value=":PHOTO 記録 / 経過記録；作ったもの / food=草を煎じたもの / material=ツユクサ；base=水,time=1019-2153">
            <text:p>:PHOTO 記録 / 経過記録；作ったもの / food=草を煎じたもの / material=ツユクサ；base=水,time=1019-2153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9_21-54-08_000.jpg</text:p>
          </table:table-cell>
          <table:table-cell table:style-name="ce22" office:value-type="string">
            <text:p>:PHOTO 記録 / 経過記録；作ったもの / food=草を煎じたもの / material=ツユクサ；base=水,time=1019-2153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6]=&quot;&quot;;[.C6];CONCATENATE([.C6];&quot; / &quot;;[.E6]))" office:value-type="string" office:string-value=":PHOTO 記録 / 経過記録；作ったもの / food=草を煎じたもの / material=ツユクサ；base=水,time=1019-2153">
            <text:p>:PHOTO 記録 / 経過記録；作ったもの / food=草を煎じたもの / material=ツユクサ；base=水,time=1019-2153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0-10-20_00-20-10_000.jpg</text:p>
          </table:table-cell>
          <table:table-cell table:style-name="ce22" office:value-type="string">
            <text:p>:PHOTO 記録 / 経過記録；作ったもの / food=焼酎漬け / material=生姜；liquor=麦焼酎,time=1017-0021 / for=~</text:p>
          </table:table-cell>
          <table:table-cell table:style-name="ce19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5" table:formula="of:=IF([.E7]=&quot;&quot;;[.C7];CONCATENATE([.C7];&quot; / &quot;;[.E7]))" office:value-type="string" office:string-value=":PHOTO 記録 / 経過記録；作ったもの / food=焼酎漬け / material=生姜；liquor=麦焼酎,time=1017-0021 / for=~">
            <text:p>:PHOTO 記録 / 経過記録；作ったもの / food=焼酎漬け / material=生姜；liquor=麦焼酎,time=1017-0021 / 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4" office:value-type="string">
            <text:p>2020-10-20_00-20-20_000.jpg</text:p>
          </table:table-cell>
          <table:table-cell table:style-name="ce22" office:value-type="string">
            <text:p>:PHOTO 記録 / 経過記録；作ったもの / food=焼酎漬け / material=かぼす(４分の１)；liquor=麦焼酎,time=1018-0059 / for=~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8]=&quot;&quot;;[.C8];CONCATENATE([.C8];&quot; / &quot;;[.E8]))" office:value-type="string" office:string-value=":PHOTO 記録 / 経過記録；作ったもの / food=焼酎漬け / material=かぼす(４分の１)；liquor=麦焼酎,time=1018-0059 / for=~">
            <text:p>:PHOTO 記録 / 経過記録；作ったもの / food=焼酎漬け / material=かぼす(４分の１)；liquor=麦焼酎,time=1018-0059 / 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office:value-type="string">
            <text:p>2020-10-20_00-20-28_000.jpg</text:p>
          </table:table-cell>
          <table:table-cell table:style-name="ce22" office:value-type="string">
            <text:p>:PHOTO 記録 / 経過記録；作ったもの / food=焼酎漬け / material=タイム；liquor=麦焼酎,time=1015-2306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9]=&quot;&quot;;[.C9];CONCATENATE([.C9];&quot; / &quot;;[.E9]))" office:value-type="string" office:string-value=":PHOTO 記録 / 経過記録；作ったもの / food=焼酎漬け / material=タイム；liquor=麦焼酎,time=1015-2306">
            <text:p>:PHOTO 記録 / 経過記録；作ったもの / food=焼酎漬け / material=タイム；liquor=麦焼酎,time=1015-230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0-10-20_00-20-44_000.jpg</text:p>
          </table:table-cell>
          <table:table-cell table:style-name="ce22" office:value-type="string">
            <text:p>:PHOTO 記録 / 経過記録；作ったもの / food=焼酎漬け / material=ニンニク；liquor=麦焼酎,time=1017-2356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0]=&quot;&quot;;[.C10];CONCATENATE([.C10];&quot; / &quot;;[.E10]))" office:value-type="string" office:string-value=":PHOTO 記録 / 経過記録；作ったもの / food=焼酎漬け / material=ニンニク；liquor=麦焼酎,time=1017-2356">
            <text:p>:PHOTO 記録 / 経過記録；作ったもの / food=焼酎漬け / material=ニンニク；liquor=麦焼酎,time=1017-235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4" office:value-type="string">
            <text:p>2020-10-20_00-20-51_000.jpg</text:p>
          </table:table-cell>
          <table:table-cell table:style-name="ce19" office:value-type="string">
            <text:p>:PHOTO 記録 / 経過記録；作ったもの / food=焼酎漬け / material=タイム；liquor=麦焼酎,time=1017-2356</text:p>
          </table:table-cell>
          <table:table-cell table:style-name="ce19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5" table:formula="of:=IF([.E11]=&quot;&quot;;[.C11];CONCATENATE([.C11];&quot; / &quot;;[.E11]))" office:value-type="string" office:string-value=":PHOTO 記録 / 経過記録；作ったもの / food=焼酎漬け / material=タイム；liquor=麦焼酎,time=1017-2356">
            <text:p>:PHOTO 記録 / 経過記録；作ったもの / food=焼酎漬け / material=タイム；liquor=麦焼酎,time=1017-235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20_00-56-57_000.jpg</text:p>
          </table:table-cell>
          <table:table-cell table:style-name="ce22" office:value-type="string">
            <text:p>:PHOTO 記録 / 経過記録；作ったもの / food=焼酎漬け / material=ニンニク；liquor=麦焼酎,time=1020-0056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2]=&quot;&quot;;[.C12];CONCATENATE([.C12];&quot; / &quot;;[.E12]))" office:value-type="string" office:string-value=":PHOTO 記録 / 経過記録；作ったもの / food=焼酎漬け / material=ニンニク；liquor=麦焼酎,time=1020-0056">
            <text:p>:PHOTO 記録 / 経過記録；作ったもの / food=焼酎漬け / material=ニンニク；liquor=麦焼酎,time=1020-005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20_03-23-02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518676 E-139-34-49.050292</text:p>
          </table:table-cell>
          <table:table-cell table:style-name="ce35"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20_09-41-40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19_18-31-29_000.mp4</text:p>
          </table:table-cell>
          <table:table-cell table:style-name="ce8" office:value-type="string">
            <text:p>:VIDEO / @自室 / 記録 / jap.flute / 演奏、play / f-2020-1019-1 / genr=f-N:composition-relay-5,key=Af</text:p>
          </table:table-cell>
          <table:table-cell table:style-name="ce19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VIDEO / @自室 / 記録 / jap.flute / 演奏、play / f-2020-1019-1 / genr=f-N:composition-relay-5,key=Af">
            <text:p>:VIDEO / @自室 / 記録 / jap.flute / 演奏、play / f-2020-1019-1 / genr=f-N:composition-relay-5,key=Af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9_19-23-31_000.mp4</text:p>
          </table:table-cell>
          <table:table-cell table:style-name="ce8" office:value-type="string">
            <text:p>:VIDEO / @自室 / 記録 / jap.flute / 演奏、play / f-2020-1019-2 / genr=tips:how-to-blow:explained:half-notes,note=A4;A5</text:p>
          </table:table-cell>
          <table:table-cell table:style-name="ce18"/>
          <table:table-cell table:style-name="ce4"/>
          <table:table-cell table:style-name="ce4"/>
          <table:table-cell table:style-name="ce35" table:formula="of:=IF([.E16]=&quot;&quot;;[.C16];CONCATENATE([.C16];&quot; / &quot;;[.E16]))" office:value-type="string" office:string-value=":VIDEO / @自室 / 記録 / jap.flute / 演奏、play / f-2020-1019-2 / genr=tips:how-to-blow:explained:half-notes,note=A4;A5">
            <text:p>:VIDEO / @自室 / 記録 / jap.flute / 演奏、play / f-2020-1019-2 / genr=tips:how-to-blow:explained:half-notes,note=A4;A5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9_22-35-30_000.mid</text:p>
          </table:table-cell>
          <table:table-cell table:style-name="ce8" office:value-type="string">
            <text:p>:in-mid / app=perfect-piano / 演奏、play / id-2020-1019-1 / category=melody,inst=piano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in-mid / app=perfect-piano / 演奏、play / id-2020-1019-1 / category=melody,inst=piano,for=~,genre=~">
            <text:p>:in-mid / app=perfect-piano / 演奏、play / id-2020-1019-1 / category=melody,inst=piano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20_00-18-05_000.mp4</text:p>
          </table:table-cell>
          <table:table-cell table:style-name="ce8" office:value-type="string">
            <text:p>:VIDEO / @自宅 / メモ / percussion / 演奏、play / c-1020-1 / genr=f-N:percussion,note=bin:3;cup:2</text:p>
          </table:table-cell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VIDEO / @自宅 / メモ / percussion / 演奏、play / c-1020-1 / genr=f-N:percussion,note=bin:3;cup:2">
            <text:p>:VIDEO / @自宅 / メモ / percussion / 演奏、play / c-1020-1 / genr=f-N:percussion,note=bin:3;cup:2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20_02-14-36_000.mid</text:p>
          </table:table-cell>
          <table:table-cell table:style-name="ce8" office:value-type="string">
            <text:p>:in-mid / app=perfect-piano / 演奏、play / id-2020-1020-1 / category=melody,inst=piano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in-mid / app=perfect-piano / 演奏、play / id-2020-1020-1 / category=melody,inst=piano,for=~,genre=~">
            <text:p>:in-mid / app=perfect-piano / 演奏、play / id-2020-1020-1 / category=melody,inst=pia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20_09-48-37_000.mp4</text:p>
          </table:table-cell>
          <table:table-cell table:style-name="ce8" office:value-type="string">
            <text:p>:VIDEO / @自宅 / 体操 / ダンス、dance-original / d-2020-1020-1 / id=~,loc=log-file:「速走り技法」：「前後」</text:p>
          </table:table-cell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string" office:string-value=":VIDEO / @自宅 / 体操 / ダンス、dance-original / d-2020-1020-1 / id=~,loc=log-file:「速走り技法」：「前後」">
            <text:p>:VIDEO / @自宅 / 体操 / ダンス、dance-original / d-2020-1020-1 / id=~,loc=log-file:「速走り技法」：「前後」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2X-X / category=melody,inst=piano,for=XX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2020/10/20</text:date>, <text:time>11:14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20T11:14:23.37</dc:date>
    <dc:creator>iwabuchi ken</dc:creator>
    <meta:editing-duration>P27DT51M28S</meta:editing-duration>
    <meta:editing-cycles>10143</meta:editing-cycles>
    <meta:document-statistic meta:table-count="1" meta:cell-count="465" meta:object-count="0"/>
  </office:meta>
</office:document-meta>
</file>